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28   |   <text:a xlink:type="simple" xlink:href="http://palinfo.habago.org/Entry?Command=Information_PrintForum#FORUM40407"><text:span text:style-name="T1">#</text:span></text:a></text:p>
      <text:p text:style-name="P2">蒼蠅~威廉布雷克（William Blake，1757-1827）</text:p>
      <text:p text:style-name="P2">翻譯：魏福全</text:p>
      <text:p text:style-name="P2"/>
      <text:p text:style-name="P2"/>
      <text:p text:style-name="P2">小小蒼蠅</text:p>
      <text:p text:style-name="P2">你夏日的嬉戲</text:p>
      <text:p text:style-name="P2">被我不經意的手</text:p>
      <text:p text:style-name="P2">隨意揮去</text:p>
      <text:p text:style-name="P2"/>
      <text:p text:style-name="P2">難道我不就是</text:p>
      <text:p text:style-name="P2">像你一樣的蒼蠅?</text:p>
      <text:p text:style-name="P2">難道你不就是</text:p>
      <text:p text:style-name="P2">像我一樣的人?</text:p>
      <text:p text:style-name="P2"/>
      <text:p text:style-name="P2">我要跳舞</text:p>
      <text:p text:style-name="P2">飲酒 歌唱</text:p>
      <text:p text:style-name="P2">直到一隻盲目的手</text:p>
      <text:p text:style-name="P2">隨意揮去我的翅膀</text:p>
      <text:p text:style-name="P2"/>
      <text:p text:style-name="P2">如果思想是生命</text:p>
      <text:p text:style-name="P2">力量和呼吸</text:p>
      <text:p text:style-name="P2">失去思想</text:p>
      <text:p text:style-name="P2">就是死亡</text:p>
      <text:p text:style-name="P2"/>
      <text:p text:style-name="P2">就讓我成為一隻</text:p>
      <text:p text:style-name="P2">快樂的蒼蠅</text:p>
      <text:p text:style-name="P2">無論是生</text:p>
      <text:p text:style-name="P2">還是死</text:p>
      <text:p text:style-name="P2"/>
      <text:p text:style-name="P2">=================</text:p>
      <text:p text:style-name="P2">The Fly</text:p>
      <text:p text:style-name="P2"/>
      <text:p text:style-name="P2">BY WILLIAM BLAKE</text:p>
      <text:p text:style-name="P2"/>
      <text:p text:style-name="P2">From Songs of Experience</text:p>
      <text:p text:style-name="P2"/>
      <text:p text:style-name="P2">Little Fly,</text:p>
      <text:p text:style-name="P2">Thy summer's play</text:p>
      <text:p text:style-name="P2">My thoughtless hand</text:p>
      <text:p text:style-name="P2">Has brushed away.</text:p>
      <text:p text:style-name="P2"/>
      <text:p text:style-name="P2">Am not I</text:p>
      <text:p text:style-name="P2">A fly like thee?</text:p>
      <text:p text:style-name="P2">Or art not thou</text:p>
      <text:p text:style-name="P2">A man like me?</text:p>
      <text:p text:style-name="P2"/>
      <text:p text:style-name="P2">For I dance,</text:p>
      <text:p text:style-name="P2">And drink, and sing,</text:p>
      <text:p text:style-name="P2">Till some blind hand</text:p>
      <text:p text:style-name="P2">Shall brush my wing.</text:p>
      <text:p text:style-name="P2"/>
      <text:p text:style-name="P2">If thought is life</text:p>
      <text:p text:style-name="P2">And strength and breath,</text:p>
      <text:p text:style-name="P2">And the want</text:p>
      <text:p text:style-name="P2">Of thought is death;</text:p>
      <text:p text:style-name="P2"/>
      <text:p text:style-name="P2">Then am I</text:p>
      <text:p text:style-name="P2">A happy fly.</text:p>
      <text:p text:style-name="P2">If I live,</text:p>
      <text:p text:style-name="P2">Or if I d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